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he du mich betten darfst musst du ein Edelmann sein</text:p>
      <text:p text:style-name="Standard">von moralischer Natur und schön obendrein</text:p>
      <text:p text:style-name="Standard">Höflichkeit und Kultur das ist für den Manne Pflicht</text:p>
      <text:p text:style-name="Standard">Eh du ein edler Herr bist, darfst du mich betten nicht</text:p>
      <text:p text:style-name="Standard"/>
      <text:p text:style-name="Standard">Bevor du mit mir schlafen darfst, musst du ein Recke sein</text:p>
      <text:p text:style-name="Standard">gut, charmant und kräftig, und hübsch obendrein</text:p>
      <text:p text:style-name="Standard">ein Weib nimmt nur den besten aus der starken Männer Schicht</text:p>
      <text:p text:style-name="Standard">eh du ein starker Recke bist, da schlaf ich mit dir nicht</text:p>
      <text:p text:style-name="Standard"/>
      <text:p text:style-name="Standard">Bevor du mich nehmen darfst musst du ein Krieger sein</text:p>
      <text:p text:style-name="Standard">Ein Kämpfer ohnegleichen, rücksichtlos und gemein</text:p>
      <text:p text:style-name="Standard">wieviele erschlugst du auf deines Fürsten Zug</text:p>
      <text:p text:style-name="Standard">mich nimmt nur ein Mann mit gehörig Kampfeswut</text:p>
      <text:p text:style-name="Standard"/>
      <text:p text:style-name="Standard">Ehe ich dich ranlass musst du schon ganz tüchtig sein</text:p>
      <text:p text:style-name="Standard">so ein Busen wächst nicht von Gemüse allein</text:p>
      <text:p text:style-name="Standard">fütter mich und die kriegst auch zwei Kinder, oder drei</text:p>
      <text:p text:style-name="Standard">soweit du mich ernähren kannst ist da doch nichts dabei</text:p>
      <text:p text:style-name="Standard"/>
      <text:p text:style-name="Standard">Ehe wir zwei vögeln, sag mir erst, dass du mich liebst</text:p>
      <text:p text:style-name="Standard">Eine Maid braucht Sicherheit, bevor du ihn reinschiebst</text:p>
      <text:p text:style-name="Standard">Ob du die große Liebe bist, das ist auch einerlei</text:p>
      <text:p text:style-name="Standard">doch sag, dass du mich liebst, sonst fühl ich mich nicht gut dabei</text:p>
      <text:p text:style-name="Standard"/>
      <text:p text:style-name="Standard">Damit ich dich ficke, muss ich nur besoffen sein</text:p>
      <text:p text:style-name="Standard">Du gönnst dieser Frau doch sicher einen Schoppen Wein</text:p>
      <text:p text:style-name="Standard">So ein Loch braucht Füllung, das siehst du doch sicher ein</text:p>
      <text:p text:style-name="Standard">Ein Drink wird mich schon lockern, und dann nehm ich dich mit heim</text:p>
      <text:p text:style-name="Standard"/>
      <text:p text:style-name="Standard">Wenn du in mich reinwillst, brauchst du nur ein Genital</text:p>
      <text:p text:style-name="Standard">Welcher Vorwand, das ist einer echten Frau egal</text:p>
      <text:p text:style-name="Standard">Niemand hält mich von meiner letzten Freude fern</text:p>
      <text:p text:style-name="Standard">Das kann ich mir eingestehn, ich ficke einfach gern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19T11:04:11.61</meta:creation-date>
    <meta:document-statistic meta:table-count="0" meta:image-count="0" meta:object-count="0" meta:page-count="1" meta:paragraph-count="28" meta:word-count="265" meta:character-count="1470"/>
    <dc:date>2014-10-19T11:33:06.46</dc:date>
    <meta:editing-duration>PT13M44S</meta:editing-duration>
    <meta:editing-cycles>1</meta:editing-cycles>
    <meta:generator>OpenOffice.org/3.3$Win32 OpenOffice.org_project/330m20$Build-9567</meta:generator>
  </office:meta>
</office:document-meta>
</file>